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8.077cm"/>
    </style:style>
    <style:style style:name="co4" style:family="table-column">
      <style:table-column-properties fo:break-before="auto" style:column-width="8.1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fo:font-weight="normal" style:font-name-asian="Droid Sans" style:font-size-asian="12pt" style:font-weight-asian="normal" style:font-name-complex="FreeSans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-asian="Droid Sans" style:font-name-complex="FreeSans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ce3"/>
        <table:table-column table:style-name="co5" table:default-cell-style-name="ce7"/>
        <table:table-row table:style-name="ro1">
          <table:table-cell table:style-name="ce1"/>
          <table:table-cell table:style-name="ce2" office:value-type="string">
            <text:p>SEG</text:p>
          </table:table-cell>
          <table:table-cell table:style-name="ce2" office:value-type="string">
            <text:p>TER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SE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8h</text:p>
          </table:table-cell>
          <table:table-cell table:style-name="ce1" office:value-type="string">
            <text:p>LINGUAGENS DE PROGRAMACAO</text:p>
            <text:p>Turma: A</text:p>
            <text:p>PJC BT 076</text:p>
          </table:table-cell>
          <table:table-cell table:style-name="ce6" office:value-type="string">
            <text:p>PROGRAMACAO ORIENT A OBJETOS</text:p>
            <text:p>Turma: A</text:p>
            <text:p>PJC BT 101</text:p>
          </table:table-cell>
          <table:table-cell table:style-name="ce1" office:value-type="string">
            <text:p>LINGUAGENS DE PROGRAMACAO</text:p>
            <text:p>Turma: A</text:p>
            <text:p>PJC BT 076</text:p>
          </table:table-cell>
          <table:table-cell table:style-name="ce6" office:value-type="string">
            <text:p><text:span text:style-name="T1">PROGRAMACAO ORIENT A OBJETOS</text:span></text:p>
            <text:p><text:span text:style-name="T1">Turma: A</text:span></text:p>
            <text:p><text:span text:style-name="T1">PJC BT 101</text:span>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19h</text:p>
          </table:table-cell>
          <table:table-cell table:style-name="ce4"/>
          <table:table-cell table:style-name="ce5" office:value-type="string">
            <text:p>ARQ DE PROCESSADORES DIGITAIS</text:p>
            <text:p>Turma: A</text:p>
            <text:p>PAT AT 013</text:p>
          </table:table-cell>
          <table:table-cell table:style-name="ce4" office:value-type="string">
            <text:p>INFORMATICA E SOCIEDADE</text:p>
            <text:p>Turma: A</text:p>
            <text:p>BAES AT 13/61</text:p>
          </table:table-cell>
          <table:table-cell table:style-name="ce5" office:value-type="string">
            <text:p>ARQ DE PROCESSADORES DIGITAIS</text:p>
            <text:p>Turma: A</text:p>
            <text:p>PAT AT 013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20h50</text:p>
          </table:table-cell>
          <table:table-cell table:style-name="ce5" office:value-type="string">
            <text:p><text:span text:style-name="T1">SISTEMAS DE INFORMACAO</text:span></text:p>
            <text:p><text:span text:style-name="T1">Turma: B</text:span></text:p>
            <text:p><text:span text:style-name="T1">PAT AT 013</text:span></text:p>
          </table:table-cell>
          <table:table-cell table:style-name="ce5" office:value-type="string">
            <text:p>DIDATICA FUNDAMENTAL</text:p>
            <text:p>Turma: H</text:p>
            <text:p>FE 1 SL 03</text:p>
          </table:table-cell>
          <table:table-cell table:style-name="ce5" office:value-type="string">
            <text:p><text:span text:style-name="T1">SISTEMAS DE INFORMACAO</text:span></text:p>
            <text:p><text:span text:style-name="T1">Turma: B</text:span></text:p>
            <text:p><text:span text:style-name="T1">PAT AT 013</text:span></text:p>
          </table:table-cell>
          <table:table-cell table:style-name="ce5" office:value-type="string">
            <text:p><text:span text:style-name="T1">DIDATICA FUNDAMENTAL</text:span></text:p>
            <text:p><text:span text:style-name="T1">Turma: H</text:span></text:p>
            <text:p><text:span text:style-name="T1">FE 1 SL 03</text:span>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DIGO</text:p>
          </table:table-cell>
          <table:table-cell table:style-name="ce2" office:value-type="string" table:number-columns-spanned="2" table:number-rows-spanned="1">
            <text:p>DISCIPLINA</text:p>
          </table:table-cell>
          <table:covered-table-cell table:style-name="ce2"/>
          <table:table-cell table:style-name="ce2" office:value-type="string">
            <text:p>TURMA</text:p>
          </table:table-cell>
          <table:table-cell table:style-name="ce2" office:value-type="string" table:number-columns-spanned="2" table:number-rows-spanned="1">
            <text:p>PROFESSOR</text:p>
          </table:table-cell>
          <table:covered-table-cell table:style-name="ce2"/>
          <table:table-cell table:number-columns-repeated="1018"/>
        </table:table-row>
        <table:table-row table:style-name="ro1">
          <table:table-cell table:style-name="ce4" office:value-type="float" office:value="117251">
            <text:p>117251</text:p>
          </table:table-cell>
          <table:table-cell table:style-name="ce5" office:value-type="string" table:number-columns-spanned="2" table:number-rows-spanned="1">
            <text:p>ARQ DE PROCESSADORES DIGITAIS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WILSON HENRIQUE VENEZIANO</text:p>
          </table:table-cell>
          <table:covered-table-cell table:style-name="ce4"/>
          <table:table-cell table:number-columns-repeated="1018"/>
        </table:table-row>
        <table:table-row table:style-name="ro1">
          <table:table-cell table:style-name="ce4" office:value-type="float" office:value="192015">
            <text:p>192015</text:p>
          </table:table-cell>
          <table:table-cell table:style-name="ce5" office:value-type="string" table:number-columns-spanned="2" table:number-rows-spanned="1">
            <text:p>DIDATICA FUNDAMENTAL</text:p>
          </table:table-cell>
          <table:covered-table-cell table:style-name="ce4"/>
          <table:table-cell table:style-name="ce4" office:value-type="string">
            <text:p>H</text:p>
          </table:table-cell>
          <table:table-cell table:style-name="ce5" office:value-type="string" table:number-columns-spanned="2" table:number-rows-spanned="1">
            <text:p>MARIA EMILIA GONZAGA DE SOUZA</text:p>
          </table:table-cell>
          <table:covered-table-cell table:style-name="ce4"/>
          <table:table-cell table:number-columns-repeated="1018"/>
        </table:table-row>
        <table:table-row table:style-name="ro1">
          <table:table-cell table:style-name="ce4" office:value-type="float" office:value="116726">
            <text:p>116726</text:p>
          </table:table-cell>
          <table:table-cell table:style-name="ce4" office:value-type="string" table:number-columns-spanned="2" table:number-rows-spanned="1">
            <text:p>INFORMATICA E SOCIEDADE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BENEDITO MEDEIROS NETO</text:p>
          </table:table-cell>
          <table:covered-table-cell table:style-name="ce4"/>
          <table:table-cell table:number-columns-repeated="1018"/>
        </table:table-row>
        <table:table-row table:style-name="ro1">
          <table:table-cell table:style-name="ce4" office:value-type="float" office:value="116343">
            <text:p>116343</text:p>
          </table:table-cell>
          <table:table-cell table:style-name="ce5" office:value-type="string" table:number-columns-spanned="2" table:number-rows-spanned="1">
            <text:p>LINGUAGENS DE PROGRAMACAO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MARCELO LADEIRA</text:p>
          </table:table-cell>
          <table:covered-table-cell table:style-name="ce4"/>
          <table:table-cell table:number-columns-repeated="1018"/>
        </table:table-row>
        <table:table-row table:style-name="ro1">
          <table:table-cell table:style-name="ce4" office:value-type="float" office:value="116785">
            <text:p>116785</text:p>
          </table:table-cell>
          <table:table-cell table:style-name="ce5" office:value-type="string" table:number-columns-spanned="2" table:number-rows-spanned="1">
            <text:p>PROGRAMACAO ORIENT A OBJETOS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RODRIGO BONIFÁCIO DE ALMEIDA</text:p>
          </table:table-cell>
          <table:covered-table-cell table:style-name="ce4"/>
          <table:table-cell table:number-columns-repeated="1018"/>
        </table:table-row>
        <table:table-row table:style-name="ro1">
          <table:table-cell table:style-name="ce4" office:value-type="float" office:value="116416">
            <text:p>116416</text:p>
          </table:table-cell>
          <table:table-cell table:style-name="ce4" office:value-type="string" table:number-columns-spanned="2" table:number-rows-spanned="1">
            <text:p>SISTEMAS DE INFORMACAO</text:p>
          </table:table-cell>
          <table:covered-table-cell table:style-name="ce4"/>
          <table:table-cell table:style-name="ce4" office:value-type="string">
            <text:p>B</text:p>
          </table:table-cell>
          <table:table-cell table:style-name="ce4" office:value-type="string" table:number-columns-spanned="2" table:number-rows-spanned="1">
            <text:p>EDISON ISHIKAWA</text:p>
          </table:table-cell>
          <table:covered-table-cell table:style-name="ce4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7:Planilha1.E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827cm" fo:margin-bottom="2cm" style:shadow="none" fo:background-color="transparent" style:scale-to="62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08T18:50:04</meta:creation-date>
    <dc:date>2014-08-27T18:39:34</dc:date>
    <dc:creator>Danilo </dc:creator>
    <meta:editing-duration>PT10H28M21S</meta:editing-duration>
    <meta:editing-cycles>40</meta:editing-cycles>
    <meta:generator>LibreOffice/3.5$Linux_X86_64 LibreOffice_project/350m1$Build-2</meta:generator>
    <meta:printed-by>Danilo </meta:printed-by>
    <meta:print-date>2014-08-18T10:31:22</meta:print-date>
    <meta:document-statistic meta:table-count="1" meta:cell-count="47" meta:object-count="0"/>
  </office:meta>
</office:document-meta>
</file>